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Georgia" svg:font-family="Georgia, serif"/>
    <style:font-face style:name="Lohit Hindi1" svg:font-family="'Lohit Hindi'"/>
    <style:font-face style:name="inherit" svg:font-family="inherit"/>
    <style:font-face style:name="monospace" svg:font-family="monospace"/>
    <style:font-face style:name="DejaVu Sans Mono" svg:font-family="'DejaVu Sans Mono'" style:font-family-generic="modern" style:font-pitch="fixed"/>
    <style:font-face style:name="Bitstream Charter" svg:font-family="'Bitstream Charter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1748ba" style:font-size-asian="12pt" style:font-size-complex="12pt"/>
    </style:style>
    <style:style style:name="P2" style:family="paragraph" style:parent-style-name="Standard">
      <style:text-properties fo:font-size="12pt" officeooo:paragraph-rsid="0019c06d" style:font-size-asian="12pt" style:font-size-complex="12pt"/>
    </style:style>
    <style:style style:name="P3" style:family="paragraph" style:parent-style-name="Standard">
      <style:text-properties fo:font-size="12pt" officeooo:paragraph-rsid="001be470" style:font-size-asian="12pt" style:font-size-complex="12pt"/>
    </style:style>
    <style:style style:name="P4" style:family="paragraph" style:parent-style-name="Standard">
      <style:text-properties fo:font-size="12pt" officeooo:paragraph-rsid="001c3713" style:font-size-asian="12pt" style:font-size-complex="12pt"/>
    </style:style>
    <style:style style:name="P5" style:family="paragraph" style:parent-style-name="Standard">
      <style:text-properties fo:font-size="12pt" officeooo:paragraph-rsid="001e214f" style:font-size-asian="12pt" style:font-size-complex="12pt"/>
    </style:style>
    <style:style style:name="P6" style:family="paragraph" style:parent-style-name="Standard">
      <style:text-properties fo:font-size="12pt" officeooo:paragraph-rsid="001ffbd7" style:font-size-asian="12pt" style:font-size-complex="12pt"/>
    </style:style>
    <style:style style:name="P7" style:family="paragraph" style:parent-style-name="Standard">
      <style:text-properties fo:font-size="12pt" officeooo:paragraph-rsid="001ffbd7"/>
    </style:style>
    <style:style style:name="P8" style:family="paragraph" style:parent-style-name="Standard">
      <style:text-properties fo:font-size="12pt" officeooo:paragraph-rsid="00213e6b"/>
    </style:style>
    <style:style style:name="P9" style:family="paragraph" style:parent-style-name="Standard">
      <style:text-properties fo:font-size="12pt" officeooo:paragraph-rsid="00257691"/>
    </style:style>
    <style:style style:name="P10" style:family="paragraph" style:parent-style-name="Standard">
      <style:text-properties fo:font-size="12pt" officeooo:paragraph-rsid="00273c4b"/>
    </style:style>
    <style:style style:name="P11" style:family="paragraph" style:parent-style-name="Standard">
      <style:text-properties style:font-name="Liberation Serif1" fo:font-size="12pt" officeooo:paragraph-rsid="001ffbd7" style:font-size-asian="12pt" style:font-size-complex="12pt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variant="normal" fo:text-transform="none" fo:color="#070707" style:font-name="monospace" fo:font-size="12pt" fo:letter-spacing="normal" fo:font-style="normal" fo:font-weight="normal" style:font-size-asian="12pt" style:font-size-complex="12pt"/>
    </style:style>
    <style:style style:name="P13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variant="normal" fo:text-transform="none" fo:color="#070707" style:font-name="monospace" fo:font-size="12pt" fo:letter-spacing="normal" fo:font-style="normal" fo:font-weight="normal" officeooo:paragraph-rsid="0015a0e2" style:font-size-asian="12pt" style:font-size-complex="12pt"/>
    </style:style>
    <style:style style:name="T1" style:family="text">
      <style:text-properties fo:color="#000080" style:font-name="inherit" fo:font-weight="bold"/>
    </style:style>
    <style:style style:name="T2" style:family="text">
      <style:text-properties fo:color="#000080" style:font-name="inherit" fo:font-weight="bold" officeooo:rsid="0015a0e2"/>
    </style:style>
    <style:style style:name="T3" style:family="text">
      <style:text-properties fo:color="#000080" style:font-name="inherit" fo:font-weight="bold" officeooo:rsid="001748ba"/>
    </style:style>
    <style:style style:name="T4" style:family="text">
      <style:text-properties fo:color="#000080" style:font-name="inherit" fo:font-weight="bold" officeooo:rsid="001b36cb"/>
    </style:style>
    <style:style style:name="T5" style:family="text">
      <style:text-properties fo:color="#008000" style:font-name="inherit"/>
    </style:style>
    <style:style style:name="T6" style:family="text">
      <style:text-properties officeooo:rsid="001748ba"/>
    </style:style>
    <style:style style:name="T7" style:family="text">
      <style:text-properties officeooo:rsid="0018aa82"/>
    </style:style>
    <style:style style:name="T8" style:family="text">
      <style:text-properties fo:font-variant="normal" fo:text-transform="none" fo:color="#000080" style:font-name="inherit" fo:font-size="10.5pt" fo:letter-spacing="normal" fo:font-style="normal" fo:font-weight="bold" officeooo:rsid="00257691" style:font-size-asian="12pt" style:font-size-complex="12pt"/>
    </style:style>
    <style:style style:name="T9" style:family="text">
      <style:text-properties fo:font-variant="normal" fo:text-transform="none" fo:color="#000080" style:font-name="inherit" fo:font-size="10.5pt" fo:letter-spacing="normal" fo:font-style="normal" fo:font-weight="bold" officeooo:rsid="00273c4b" style:font-size-asian="12pt" style:font-size-complex="12pt"/>
    </style:style>
    <style:style style:name="T10" style:family="text">
      <style:text-properties fo:font-variant="normal" fo:text-transform="none" fo:color="#000080" style:font-name="inherit" fo:letter-spacing="normal" fo:font-style="normal" fo:font-weight="bold" officeooo:rsid="0018aa82"/>
    </style:style>
    <style:style style:name="T11" style:family="text">
      <style:text-properties fo:font-variant="normal" fo:text-transform="none" fo:color="#000080" style:font-name="inherit" fo:letter-spacing="normal" fo:font-style="normal" fo:font-weight="bold" officeooo:rsid="0019c06d"/>
    </style:style>
    <style:style style:name="T12" style:family="text">
      <style:text-properties fo:font-variant="normal" fo:text-transform="none" fo:color="#000080" style:font-name="inherit" fo:letter-spacing="normal" fo:font-style="normal" fo:font-weight="bold" officeooo:rsid="001be470"/>
    </style:style>
    <style:style style:name="T13" style:family="text">
      <style:text-properties fo:font-variant="normal" fo:text-transform="none" fo:color="#000080" style:font-name="inherit" fo:letter-spacing="normal" fo:font-style="normal" fo:font-weight="bold" officeooo:rsid="001e214f"/>
    </style:style>
    <style:style style:name="T14" style:family="text">
      <style:text-properties fo:font-variant="normal" fo:text-transform="none" fo:color="#070707" style:font-name="monospace" fo:font-size="10.5pt" fo:letter-spacing="normal" fo:font-style="normal" fo:font-weight="normal" officeooo:rsid="00257691" style:font-size-asian="12pt" style:font-size-complex="12pt"/>
    </style:style>
    <style:style style:name="T15" style:family="text">
      <style:text-properties fo:font-variant="normal" fo:text-transform="none" fo:color="#070707" style:font-name="monospace" fo:font-size="10.5pt" fo:letter-spacing="normal" fo:font-style="normal" fo:font-weight="normal" officeooo:rsid="00273c4b" style:font-size-asian="12pt" style:font-size-complex="12pt"/>
    </style:style>
    <style:style style:name="T16" style:family="text">
      <style:text-properties fo:font-variant="normal" fo:text-transform="none" fo:color="#070707" style:font-name="monospace" fo:letter-spacing="normal" fo:font-style="normal" fo:font-weight="normal" officeooo:rsid="0018aa82"/>
    </style:style>
    <style:style style:name="T17" style:family="text">
      <style:text-properties fo:font-variant="normal" fo:text-transform="none" fo:color="#070707" style:font-name="monospace" fo:letter-spacing="normal" fo:font-style="normal" fo:font-weight="normal" officeooo:rsid="0019c06d"/>
    </style:style>
    <style:style style:name="T18" style:family="text">
      <style:text-properties fo:font-variant="normal" fo:text-transform="none" fo:color="#070707" style:font-name="monospace" fo:letter-spacing="normal" fo:font-style="normal" fo:font-weight="normal" officeooo:rsid="001be470"/>
    </style:style>
    <style:style style:name="T19" style:family="text">
      <style:text-properties fo:font-variant="normal" fo:text-transform="none" fo:color="#070707" style:font-name="monospace" fo:letter-spacing="normal" fo:font-style="normal" fo:font-weight="normal" officeooo:rsid="001e214f"/>
    </style:style>
    <style:style style:name="T20" style:family="text">
      <style:text-properties fo:font-variant="normal" fo:text-transform="none" fo:color="#070707" style:font-name="monospace" fo:letter-spacing="normal" fo:font-style="normal" fo:font-weight="normal" officeooo:rsid="001ffbd7"/>
    </style:style>
    <style:style style:name="T21" style:family="text">
      <style:text-properties fo:font-variant="normal" fo:text-transform="none" fo:color="#070707" style:font-name="monospace" fo:letter-spacing="normal" fo:font-style="normal" fo:font-weight="normal" officeooo:rsid="001ffbd7" style:font-size-asian="12pt" style:font-size-complex="12pt"/>
    </style:style>
    <style:style style:name="T22" style:family="text">
      <style:text-properties fo:font-variant="normal" fo:text-transform="none" fo:color="#070707" style:font-name="monospace" fo:letter-spacing="normal" fo:font-style="normal" fo:font-weight="normal" officeooo:rsid="00213e6b" style:font-size-asian="12pt" style:font-size-complex="12pt"/>
    </style:style>
    <style:style style:name="T23" style:family="text">
      <style:text-properties fo:font-variant="normal" fo:text-transform="none" fo:color="#070707" style:font-name="monospace" fo:letter-spacing="normal" fo:font-style="normal" fo:font-weight="normal" officeooo:rsid="0021bea3" style:font-size-asian="12pt" style:font-size-complex="12pt"/>
    </style:style>
    <style:style style:name="T24" style:family="text">
      <style:text-properties fo:font-variant="normal" fo:text-transform="none" fo:color="#070707" style:font-name="monospace" fo:letter-spacing="normal" fo:font-style="normal" fo:font-weight="normal" officeooo:rsid="00257691" style:font-size-asian="12pt" style:font-size-complex="12pt"/>
    </style:style>
    <style:style style:name="T25" style:family="text">
      <style:text-properties fo:font-variant="normal" fo:text-transform="none" fo:color="#070707" style:font-name="monospace" fo:letter-spacing="normal" fo:font-style="normal" fo:font-weight="normal" officeooo:rsid="00259145" style:font-size-asian="12pt" style:font-size-complex="12pt"/>
    </style:style>
    <style:style style:name="T26" style:family="text">
      <style:text-properties fo:font-variant="normal" fo:text-transform="none" fo:color="#070707" style:font-name="monospace" fo:letter-spacing="normal" fo:font-style="normal" fo:font-weight="normal" officeooo:rsid="00273c4b" style:font-size-asian="12pt" style:font-size-complex="12pt"/>
    </style:style>
    <style:style style:name="T27" style:family="text">
      <style:text-properties fo:font-variant="normal" fo:text-transform="none" fo:color="#070707" fo:letter-spacing="normal" fo:font-style="normal" fo:font-weight="normal" officeooo:rsid="001ffbd7"/>
    </style:style>
    <style:style style:name="T28" style:family="text">
      <style:text-properties fo:font-variant="normal" fo:text-transform="none" fo:color="#008000" style:font-name="inherit" fo:font-size="10.5pt" fo:letter-spacing="normal" fo:font-style="normal" fo:font-weight="normal" officeooo:rsid="00273c4b" style:font-size-asian="12pt" style:font-size-complex="12pt"/>
    </style:style>
    <style:style style:name="T29" style:family="text">
      <style:text-properties officeooo:rsid="0019c06d"/>
    </style:style>
    <style:style style:name="T30" style:family="text">
      <style:text-properties fo:color="#ba2121" style:font-name="inherit"/>
    </style:style>
    <style:style style:name="T31" style:family="text">
      <style:text-properties officeooo:rsid="001be470"/>
    </style:style>
    <style:style style:name="T32" style:family="text">
      <style:text-properties officeooo:rsid="001c3713"/>
    </style:style>
    <style:style style:name="T33" style:family="text">
      <style:text-properties officeooo:rsid="001e21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4">- </text:span><text:span text:style-name="T3">Đưa </text:span><text:span text:style-name="T4">lên Github:</text:span></text:p>
      <text:p text:style-name="P13"><text:span text:style-name="T4"><text:tab/>$ git init</text:span></text:p>
      <text:p text:style-name="P12"><text:span text:style-name="T1"><text:tab/>$</text:span> git add .</text:p>
      <text:p text:style-name="P12"><text:span text:style-name="T1"><text:tab/>$</text:span> git commit -m <text:span text:style-name="T30">"Initial commit"</text:span></text:p>
      <text:p text:style-name="P13"><text:span text:style-name="T4"><text:tab/></text:span><text:span text:style-name="T4">$ git remote add origin git@github.com:&lt;username&gt;/sample_app.git</text:span></text:p>
      <text:p text:style-name="P12"><text:span text:style-name="T1"><text:tab/>$</text:span> git push -u origin master</text:p>
      <text:p text:style-name="P12"><text:tab/><text:span text:style-name="T1">$</text:span> git push</text:p>
      <text:p text:style-name="P12"/>
      <text:p text:style-name="P13"><text:span text:style-name="T4"/></text:p>
      <text:p text:style-name="P13"><text:span text:style-name="T3">- </text:span><text:span text:style-name="T2">Tạo project mới với tùy chọn ko dùng framework Test::Unit. Chúng ta sẽ dùng framework RSpec để tạo các test suite</text:span></text:p>
      <text:p text:style-name="P12"><text:span text:style-name="T1"><text:tab/>$</text:span> rails new sample_app --skip-test-unit</text:p>
      <text:p text:style-name="P12"><text:span text:style-name="T1"><text:tab/>$</text:span> <text:span text:style-name="T5">cd </text:span>sample_app</text:p>
      <text:p text:style-name="P1"><text:span text:style-name="T6">- Tùy chỉnh Gemfile</text:span></text:p>
      <text:p text:style-name="P1"><text:span text:style-name="T6">- </text:span><text:span text:style-name="T7">Chạy bundle</text:span></text:p>
      <text:p text:style-name="P1"><text:span text:style-name="T7"><text:tab/></text:span><text:span text:style-name="T10">$</text:span><text:span text:style-name="T16"> bundle update</text:span></text:p>
      <text:p text:style-name="P12"><text:span text:style-name="T1"><text:tab/>$</text:span> bundle install --without production</text:p>
      <text:p text:style-name="P2"><text:span text:style-name="T29">- Config Rails sử dụng framework Rspec</text:span></text:p>
      <text:p text:style-name="P2"><text:span text:style-name="T29"><text:tab/></text:span><text:span text:style-name="T11">$</text:span><text:span text:style-name="T17"> rails generate rspec:install</text:span></text:p>
      <text:p text:style-name="P3"><text:span text:style-name="T31">- Chạy rails server, thư mục gốc là public với file index.html đc đặt làm mặc định</text:span></text:p>
      <text:p text:style-name="P3"><text:span text:style-name="T31"><text:tab/></text:span><text:span text:style-name="T12">$</text:span><text:span text:style-name="T18"> rails s</text:span></text:p>
      <text:p text:style-name="P4"><text:span text:style-name="T32">- </text:span><text:span text:style-name="T33">Checkout static pages</text:span></text:p>
      <text:p text:style-name="P5"><text:span text:style-name="T33"><text:tab/></text:span><text:span text:style-name="T13">$</text:span><text:span text:style-name="T19"> git checkout -b static-pages</text:span></text:p>
      <text:p text:style-name="P11"><text:span text:style-name="T27">- Tạo controller cho StaticPages</text:span></text:p>
      <text:p text:style-name="P6"><text:span text:style-name="T20"><text:tab/>$ rails generate controller StaticPages home help --no-test-framework</text:span></text:p>
      <text:p text:style-name="P7"><text:span text:style-name="T21">- Config trong </text:span><text:span text:style-name="T20">config/routes.rb</text:span></text:p>
      <text:p text:style-name="P8"><text:span text:style-name="T22">- Định nghĩa các methods trong app/controllers/static_pages_controller.rb</text:span></text:p>
      <text:p text:style-name="P8"><text:span text:style-name="T22">- </text:span><text:span text:style-name="T23">Tùy chỉnh trong app/views/static_pages/home.html.erb, help.html.erb...</text:span></text:p>
      <text:p text:style-name="P9"><text:span text:style-name="T24">- Tạo các integration test cho static pages:</text:span></text:p>
      <text:p text:style-name="P9"><text:span text:style-name="T24"><text:tab/></text:span><text:span text:style-name="T8">$</text:span><text:span text:style-name="T14"> rails generate integration_test static_pages</text:span></text:p>
      <text:p text:style-name="P9"><text:span text:style-name="T24">- Code các nội dung test trong </text:span><text:span text:style-name="T25">file </text:span><text:span text:style-name="T24">spec/requests/static_pages_spec.rb</text:span></text:p>
      <text:p text:style-name="P10"><text:span text:style-name="T26">- Chạy test:</text:span></text:p>
      <text:p text:style-name="P10"><text:span text:style-name="T26"><text:tab/></text:span><text:span text:style-name="T9">$</text:span><text:span text:style-name="T15"> bundle </text:span><text:span text:style-name="T28">exec </text:span><text:span text:style-name="T15">rspec spec/requests/static_pages_spec.rb</text:span></text:p>
      <text:p text:style-name="P10"><text:span text:style-name="T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urier" svg:font-family="Courier, monospace"/>
    <style:font-face style:name="Georgia" svg:font-family="Georgia, serif"/>
    <style:font-face style:name="Lohit Hindi1" svg:font-family="'Lohit Hindi'"/>
    <style:font-face style:name="inherit" svg:font-family="inherit"/>
    <style:font-face style:name="monospace" svg:font-family="monospace"/>
    <style:font-face style:name="DejaVu Sans Mono" svg:font-family="'DejaVu Sans Mono'" style:font-family-generic="modern" style:font-pitch="fixed"/>
    <style:font-face style:name="Bitstream Charter" svg:font-family="'Bitstream Charter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48in" fo:margin-right="0.4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annt </meta:initial-creator>
    <meta:creation-date>2013-03-19T14:13:06</meta:creation-date>
    <dc:date>2013-03-19T14:36:53</dc:date>
    <dc:creator>quannt </dc:creator>
    <meta:editing-duration>PT16M22S</meta:editing-duration>
    <meta:editing-cycles>17</meta:editing-cycles>
    <meta:generator>LibreOffice/3.6$Linux_X86_64 LibreOffice_project/360m1$Build-2</meta:generator>
    <meta:document-statistic meta:table-count="0" meta:image-count="0" meta:object-count="0" meta:page-count="1" meta:paragraph-count="30" meta:word-count="180" meta:character-count="1155" meta:non-whitespace-character-count="992"/>
  </office:meta>
</office:document-meta>
</file>